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1.857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5.1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36"/>
    <style:style style:name="ce2" style:family="table-cell" style:parent-style-name="Default" style:data-style-name="N100"/>
    <style:style style:name="ce3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>
            <text:p>symbol</text:p>
          </table:table-cell>
          <table:table-cell office:value-type="string">
            <text:p>prediction $</text:p>
          </table:table-cell>
          <table:table-cell office:value-type="string">
            <text:p>prediction %</text:p>
          </table:table-cell>
          <table:table-cell office:value-type="string">
            <text:p>last close</text:p>
          </table:table-cell>
          <table:table-cell table:style-name="Default" office:value-type="string">
            <text:p>pudDate</text:p>
          </table:table-cell>
          <table:table-cell table:style-name="Default" office:value-type="string">
            <text:p>pudTime</text:p>
          </table:table-cell>
          <table:table-cell office:value-type="string">
            <text:p>title</text:p>
          </table:table-cell>
          <table:table-cell table:number-columns-repeated="3"/>
        </table:table-row>
        <table:table-row table:style-name="ro1">
          <table:table-cell office:value-type="string">
            <text:p>ABX</text:p>
          </table:table-cell>
          <table:table-cell office:value-type="float" office:value="-0.0340298847265">
            <text:p>-0,0340298847</text:p>
          </table:table-cell>
          <table:table-cell office:value-type="float" office:value="-0.154822041522">
            <text:p>-0,1548220415</text:p>
          </table:table-cell>
          <table:table-cell office:value-type="float" office:value="21.98">
            <text:p>21,98</text:p>
          </table:table-cell>
          <table:table-cell office:value-type="date" office:date-value="2017-01-12">
            <text:p>2017-01-12</text:p>
          </table:table-cell>
          <table:table-cell office:value-type="string">
            <text:p>08:24:50</text:p>
          </table:table-cell>
          <table:table-cell office:value-type="string">
            <text:p>Better Buy: Alcoa Inc. vs. Barrick Gold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0.0082">
            <text:p>0,82%</text:p>
          </table:table-cell>
        </table:table-row>
        <table:table-row table:style-name="ro1">
          <table:table-cell office:value-type="string">
            <text:p>BTO</text:p>
          </table:table-cell>
          <table:table-cell office:value-type="float" office:value="-0.0836667953848">
            <text:p>-0,0836667954</text:p>
          </table:table-cell>
          <table:table-cell office:value-type="float" office:value="-2.30487039628">
            <text:p>-2,3048703963</text:p>
          </table:table-cell>
          <table:table-cell office:value-type="float" office:value="3.63">
            <text:p>3,63</text:p>
          </table:table-cell>
          <table:table-cell office:value-type="date" office:date-value="2017-01-12">
            <text:p>2017-01-12</text:p>
          </table:table-cell>
          <table:table-cell office:value-type="string">
            <text:p>07:46:24</text:p>
          </table:table-cell>
          <table:table-cell office:value-type="string">
            <text:p>Mali's gold production up by 0.4 tonnes in 2016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-0.0055">
            <text:p>-0,55%</text:p>
          </table:table-cell>
        </table:table-row>
        <table:table-row table:style-name="ro1">
          <table:table-cell office:value-type="string">
            <text:p>ECA</text:p>
          </table:table-cell>
          <table:table-cell office:value-type="float" office:value="0.336351719244">
            <text:p>0,3363517192</text:p>
          </table:table-cell>
          <table:table-cell office:value-type="float" office:value="1.95553313772">
            <text:p>1,9555331377</text:p>
          </table:table-cell>
          <table:table-cell office:value-type="float" office:value="17.200001">
            <text:p>17,200001</text:p>
          </table:table-cell>
          <table:table-cell office:value-type="date" office:date-value="2017-01-12">
            <text:p>2017-01-12</text:p>
          </table:table-cell>
          <table:table-cell office:value-type="string">
            <text:p>07:37:51</text:p>
          </table:table-cell>
          <table:table-cell office:value-type="string">
            <text:p>How Encana Plans to Increase Its Margin over the Next Five Years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-0.0047">
            <text:p>-0,47%</text:p>
          </table:table-cell>
        </table:table-row>
        <table:table-row table:style-name="ro1">
          <table:table-cell office:value-type="string">
            <text:p>RY</text:p>
          </table:table-cell>
          <table:table-cell office:value-type="float" office:value="-0.446181933819">
            <text:p>-0,4461819338</text:p>
          </table:table-cell>
          <table:table-cell office:value-type="float" office:value="-0.475217742647">
            <text:p>-0,4752177426</text:p>
          </table:table-cell>
          <table:table-cell office:value-type="float" office:value="93.889999">
            <text:p>93,889999</text:p>
          </table:table-cell>
          <table:table-cell office:value-type="date" office:date-value="2017-01-12">
            <text:p>2017-01-12</text:p>
          </table:table-cell>
          <table:table-cell office:value-type="string">
            <text:p>04:55:50</text:p>
          </table:table-cell>
          <table:table-cell office:value-type="string">
            <text:p>Dead Art Billionaire’s Son Cleared in French Tax Fraud Case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-0.0015">
            <text:p>-0,15%</text:p>
          </table:table-cell>
        </table:table-row>
        <table:table-row table:style-name="ro1">
          <table:table-cell office:value-type="string">
            <text:p>IFP</text:p>
          </table:table-cell>
          <table:table-cell office:value-type="float" office:value="-0.165844184806">
            <text:p>-0,1658441848</text:p>
          </table:table-cell>
          <table:table-cell office:value-type="float" office:value="-1.13669763403">
            <text:p>-1,136697634</text:p>
          </table:table-cell>
          <table:table-cell office:value-type="float" office:value="14.59">
            <text:p>14,59</text:p>
          </table:table-cell>
          <table:table-cell office:value-type="date" office:date-value="2017-01-11">
            <text:p>2017-01-11</text:p>
          </table:table-cell>
          <table:table-cell office:value-type="string">
            <text:p>20:05:12</text:p>
          </table:table-cell>
          <table:table-cell office:value-type="string">
            <text:p>Interfor to Announce Fourth Quarter and Fiscal 2016 Results on February 9, 2017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-0.0021">
            <text:p>-0,21%</text:p>
          </table:table-cell>
        </table:table-row>
        <table:table-row table:style-name="ro1">
          <table:table-cell office:value-type="string">
            <text:p>YRI</text:p>
          </table:table-cell>
          <table:table-cell office:value-type="float" office:value="0.0810235371024">
            <text:p>0,0810235371</text:p>
          </table:table-cell>
          <table:table-cell office:value-type="float" office:value="1.93373596903">
            <text:p>1,933735969</text:p>
          </table:table-cell>
          <table:table-cell office:value-type="float" office:value="4.19">
            <text:p>4,19</text:p>
          </table:table-cell>
          <table:table-cell office:value-type="date" office:date-value="2017-01-11">
            <text:p>2017-01-11</text:p>
          </table:table-cell>
          <table:table-cell office:value-type="string">
            <text:p>19:40:00</text:p>
          </table:table-cell>
          <table:table-cell office:value-type="string">
            <text:p>Yamana Gold Provides Preliminary 2016 Operational Results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-0.0191">
            <text:p>-1,91%</text:p>
          </table:table-cell>
        </table:table-row>
        <table:table-row table:style-name="ro1">
          <table:table-cell office:value-type="string">
            <text:p>NDM</text:p>
          </table:table-cell>
          <table:table-cell office:value-type="float" office:value="0.300050969639">
            <text:p>0,3000509696</text:p>
          </table:table-cell>
          <table:table-cell office:value-type="float" office:value="10.8321649689">
            <text:p>10,8321649689</text:p>
          </table:table-cell>
          <table:table-cell office:value-type="float" office:value="2.77">
            <text:p>2,77</text:p>
          </table:table-cell>
          <table:table-cell office:value-type="date" office:date-value="2017-01-11">
            <text:p>2017-01-11</text:p>
          </table:table-cell>
          <table:table-cell office:value-type="string">
            <text:p>16:25:47</text:p>
          </table:table-cell>
          <table:table-cell office:value-type="string">
            <text:p>Northern Dynasty Announces US$25 Million Bought Deal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-0.0181">
            <text:p>-1,81%</text:p>
          </table:table-cell>
        </table:table-row>
        <table:table-row table:style-name="ro1">
          <table:table-cell office:value-type="string">
            <text:p>POT</text:p>
          </table:table-cell>
          <table:table-cell office:value-type="float" office:value="0.356887093171">
            <text:p>0,3568870932</text:p>
          </table:table-cell>
          <table:table-cell office:value-type="float" office:value="1.450170982">
            <text:p>1,450170982</text:p>
          </table:table-cell>
          <table:table-cell office:value-type="float" office:value="24.610001">
            <text:p>24,610001</text:p>
          </table:table-cell>
          <table:table-cell office:value-type="date" office:date-value="2017-01-11">
            <text:p>2017-01-11</text:p>
          </table:table-cell>
          <table:table-cell office:value-type="string">
            <text:p>13:45:20</text:p>
          </table:table-cell>
          <table:table-cell office:value-type="string">
            <text:p>Slumping fertilizer makers turn to high-margin industrial uses</text:p>
          </table:table-cell>
          <table:table-cell table:number-columns-repeated="3"/>
        </table:table-row>
        <table:table-row table:style-name="ro1">
          <table:table-cell office:value-type="string">
            <text:p>SFD</text:p>
          </table:table-cell>
          <table:table-cell office:value-type="float" office:value="-0.00839541842149">
            <text:p>-0,0083954184</text:p>
          </table:table-cell>
          <table:table-cell office:value-type="float" office:value="-0.595419746205">
            <text:p>-0,5954197462</text:p>
          </table:table-cell>
          <table:table-cell office:value-type="float" office:value="1.41">
            <text:p>1,41</text:p>
          </table:table-cell>
          <table:table-cell office:value-type="date" office:date-value="2017-01-11">
            <text:p>2017-01-11</text:p>
          </table:table-cell>
          <table:table-cell office:value-type="string">
            <text:p>11:49:50</text:p>
          </table:table-cell>
          <table:table-cell office:value-type="string">
            <text:p>NXT Energy Solutions Inc. 2017 Announces Grant of Patent, New Generation of SFD(R) Sensors and Contract Update</text:p>
          </table:table-cell>
          <table:table-cell table:number-columns-repeated="3"/>
        </table:table-row>
        <table:table-row table:style-name="ro1">
          <table:table-cell office:value-type="string">
            <text:p>BBD.B</text:p>
          </table:table-cell>
          <table:table-cell office:value-type="float" office:value="0.0596965503648">
            <text:p>0,0596965504</text:p>
          </table:table-cell>
          <table:table-cell office:value-type="float" office:value="2.41686438724">
            <text:p>2,4168643872</text:p>
          </table:table-cell>
          <table:table-cell office:value-type="float" office:value="2.47">
            <text:p>2,47</text:p>
          </table:table-cell>
          <table:table-cell office:value-type="date" office:date-value="2017-01-11">
            <text:p>2017-01-11</text:p>
          </table:table-cell>
          <table:table-cell office:value-type="string">
            <text:p>11:02:05</text:p>
          </table:table-cell>
          <table:table-cell office:value-type="string">
            <text:p>Bain Said to Weigh Sale of Stake in Snowmobile Maker BRP</text:p>
          </table:table-cell>
          <table:table-cell table:number-columns-repeated="3"/>
        </table:table-row>
        <table:table-row table:style-name="ro1">
          <table:table-cell office:value-type="string">
            <text:p>MFC</text:p>
          </table:table-cell>
          <table:table-cell office:value-type="float" office:value="0.129690808293">
            <text:p>0,1296908083</text:p>
          </table:table-cell>
          <table:table-cell office:value-type="float" office:value="0.528272153058">
            <text:p>0,5282721531</text:p>
          </table:table-cell>
          <table:table-cell office:value-type="float" office:value="24.549999">
            <text:p>24,549999</text:p>
          </table:table-cell>
          <table:table-cell office:value-type="date" office:date-value="2017-01-11">
            <text:p>2017-01-11</text:p>
          </table:table-cell>
          <table:table-cell office:value-type="string">
            <text:p>08:30:00</text:p>
          </table:table-cell>
          <table:table-cell office:value-type="string">
            <text:p>Manulife Employees in Canada Receive $10,000 Per Year in Mental Health Benefits</text:p>
          </table:table-cell>
          <table:table-cell table:number-columns-repeated="3"/>
        </table:table-row>
        <table:table-row table:style-name="ro1">
          <table:table-cell office:value-type="string">
            <text:p>TV</text:p>
          </table:table-cell>
          <table:table-cell office:value-type="float" office:value="0.0501389571129">
            <text:p>0,0501389571</text:p>
          </table:table-cell>
          <table:table-cell office:value-type="float" office:value="3.85684285484">
            <text:p>3,8568428548</text:p>
          </table:table-cell>
          <table:table-cell office:value-type="float" office:value="1.3">
            <text:p>1,3</text:p>
          </table:table-cell>
          <table:table-cell office:value-type="date" office:date-value="2017-01-11">
            <text:p>2017-01-11</text:p>
          </table:table-cell>
          <table:table-cell office:value-type="string">
            <text:p>08:17:10</text:p>
          </table:table-cell>
          <table:table-cell office:value-type="string">
            <text:p>Trevali Mining Corp. breached its 50 day moving average in a Bullish Manner : TV-CA : January 11, 2017</text:p>
          </table:table-cell>
          <table:table-cell table:number-columns-repeated="3"/>
        </table:table-row>
        <table:table-row table:style-name="ro1">
          <table:table-cell office:value-type="string">
            <text:p>TD</text:p>
          </table:table-cell>
          <table:table-cell office:value-type="float" office:value="0.0958917296217">
            <text:p>0,0958917296</text:p>
          </table:table-cell>
          <table:table-cell office:value-type="float" office:value="0.14290869222">
            <text:p>0,1429086922</text:p>
          </table:table-cell>
          <table:table-cell office:value-type="float" office:value="67.099998">
            <text:p>67,099998</text:p>
          </table:table-cell>
          <table:table-cell office:value-type="date" office:date-value="2017-01-11">
            <text:p>2017-01-11</text:p>
          </table:table-cell>
          <table:table-cell office:value-type="string">
            <text:p>08:00:00</text:p>
          </table:table-cell>
          <table:table-cell office:value-type="string">
            <text:p>TD Asset Management Inc. Announces Final Annual Reinvested Distributions for TD ETFs</text:p>
          </table:table-cell>
          <table:table-cell table:number-columns-repeated="3"/>
        </table:table-row>
        <table:table-row table:style-name="ro1">
          <table:table-cell office:value-type="string">
            <text:p>CM</text:p>
          </table:table-cell>
          <table:table-cell office:value-type="float" office:value="-0.378058268472">
            <text:p>-0,3780582685</text:p>
          </table:table-cell>
          <table:table-cell office:value-type="float" office:value="-0.339583456104">
            <text:p>-0,3395834561</text:p>
          </table:table-cell>
          <table:table-cell office:value-type="float" office:value="111.330002">
            <text:p>111,330002</text:p>
          </table:table-cell>
          <table:table-cell office:value-type="date" office:date-value="2017-01-10">
            <text:p>2017-01-10</text:p>
          </table:table-cell>
          <table:table-cell office:value-type="string">
            <text:p>14:49:31</text:p>
          </table:table-cell>
          <table:table-cell office:value-type="string">
            <text:p>Canadian banks bullish on Trump's pro-growth agenda</text:p>
          </table:table-cell>
          <table:table-cell table:number-columns-repeated="3"/>
        </table:table-row>
        <table:table-row table:style-name="ro1">
          <table:table-cell office:value-type="string">
            <text:p>K</text:p>
          </table:table-cell>
          <table:table-cell office:value-type="float" office:value="0.092875811542">
            <text:p>0,0928758115</text:p>
          </table:table-cell>
          <table:table-cell office:value-type="float" office:value="2.10126270457">
            <text:p>2,1012627046</text:p>
          </table:table-cell>
          <table:table-cell office:value-type="float" office:value="4.42">
            <text:p>4,42</text:p>
          </table:table-cell>
          <table:table-cell office:value-type="date" office:date-value="2017-01-10">
            <text:p>2017-01-10</text:p>
          </table:table-cell>
          <table:table-cell office:value-type="string">
            <text:p>14:23:16</text:p>
          </table:table-cell>
          <table:table-cell office:value-type="string">
            <text:p>The Correlation of Gold and Mining Stocks</text:p>
          </table:table-cell>
          <table:table-cell table:number-columns-repeated="3"/>
        </table:table-row>
        <table:table-row table:style-name="ro1">
          <table:table-cell office:value-type="string">
            <text:p>TRP</text:p>
          </table:table-cell>
          <table:table-cell office:value-type="float" office:value="-0.50607796653">
            <text:p>-0,5060779665</text:p>
          </table:table-cell>
          <table:table-cell office:value-type="float" office:value="-0.830180404908">
            <text:p>-0,8301804049</text:p>
          </table:table-cell>
          <table:table-cell office:value-type="float" office:value="60.959999">
            <text:p>60,959999</text:p>
          </table:table-cell>
          <table:table-cell office:value-type="date" office:date-value="2017-01-10">
            <text:p>2017-01-10</text:p>
          </table:table-cell>
          <table:table-cell office:value-type="string">
            <text:p>12:56:39</text:p>
          </table:table-cell>
          <table:table-cell office:value-type="string">
            <text:p>Review process for Energy East pipeline faces legal challenge</text:p>
          </table:table-cell>
          <table:table-cell table:number-columns-repeated="3"/>
        </table:table-row>
        <table:table-row table:style-name="ro1">
          <table:table-cell office:value-type="string">
            <text:p>BCE</text:p>
          </table:table-cell>
          <table:table-cell office:value-type="float" office:value="-0.482350073627">
            <text:p>-0,4823500736</text:p>
          </table:table-cell>
          <table:table-cell office:value-type="float" office:value="-0.832499278481">
            <text:p>-0,8324992785</text:p>
          </table:table-cell>
          <table:table-cell office:value-type="float" office:value="57.939999">
            <text:p>57,939999</text:p>
          </table:table-cell>
          <table:table-cell office:value-type="date" office:date-value="2017-01-10">
            <text:p>2017-01-10</text:p>
          </table:table-cell>
          <table:table-cell office:value-type="string">
            <text:p>10:45:00</text:p>
          </table:table-cell>
          <table:table-cell office:value-type="string">
            <text:p>Student-athletes, university sport conferences and Bell Let's Talk team up to grow the mental health conversation on Canadian campuses nationwide</text:p>
          </table:table-cell>
          <table:table-cell table:number-columns-repeated="3"/>
        </table:table-row>
        <table:table-row table:style-name="ro1">
          <table:table-cell office:value-type="string">
            <text:p>CNR</text:p>
          </table:table-cell>
          <table:table-cell office:value-type="float" office:value="0.452744234207">
            <text:p>0,4527442342</text:p>
          </table:table-cell>
          <table:table-cell office:value-type="float" office:value="0.497575826089">
            <text:p>0,4975758261</text:p>
          </table:table-cell>
          <table:table-cell office:value-type="float" office:value="90.989998">
            <text:p>90,989998</text:p>
          </table:table-cell>
          <table:table-cell office:value-type="date" office:date-value="2017-01-10">
            <text:p>2017-01-10</text:p>
          </table:table-cell>
          <table:table-cell office:value-type="string">
            <text:p>10:36:33</text:p>
          </table:table-cell>
          <table:table-cell office:value-type="string">
            <text:p>Double-Digit Rise in Volumes Minus Coal Pushed CNI’s Carloads Up</text:p>
          </table:table-cell>
          <table:table-cell table:number-columns-repeated="3"/>
        </table:table-row>
        <table:table-row table:style-name="ro1">
          <table:table-cell office:value-type="string">
            <text:p>ELD</text:p>
          </table:table-cell>
          <table:table-cell office:value-type="float" office:value="-0.0455836132352">
            <text:p>-0,0455836132</text:p>
          </table:table-cell>
          <table:table-cell office:value-type="float" office:value="-1.02897546806">
            <text:p>-1,0289754681</text:p>
          </table:table-cell>
          <table:table-cell office:value-type="float" office:value="4.43">
            <text:p>4,43</text:p>
          </table:table-cell>
          <table:table-cell office:value-type="date" office:date-value="2017-01-10">
            <text:p>2017-01-10</text:p>
          </table:table-cell>
          <table:table-cell office:value-type="string">
            <text:p>08:15:00</text:p>
          </table:table-cell>
          <table:table-cell office:value-type="string">
            <text:p>Research Reports Initiated on Metals and Mining Stocks Eldorado Gold, Barrick Gold, Argonaut Gold, and Americas Silver</text:p>
          </table:table-cell>
          <table:table-cell table:number-columns-repeated="3"/>
        </table:table-row>
        <table:table-row table:style-name="ro1">
          <table:table-cell office:value-type="string">
            <text:p>MBA</text:p>
          </table:table-cell>
          <table:table-cell office:value-type="float" office:value="0.0240770616327">
            <text:p>0,0240770616</text:p>
          </table:table-cell>
          <table:table-cell office:value-type="float" office:value="3.82175581471">
            <text:p>3,8217558147</text:p>
          </table:table-cell>
          <table:table-cell office:value-type="float" office:value="0.63">
            <text:p>0,63</text:p>
          </table:table-cell>
          <table:table-cell office:value-type="date" office:date-value="2017-01-10">
            <text:p>2017-01-10</text:p>
          </table:table-cell>
          <table:table-cell office:value-type="string">
            <text:p>07:00:00</text:p>
          </table:table-cell>
          <table:table-cell office:value-type="string">
            <text:p>CIBT's Flagship Education Super Center and Mega Center Projects Raise $17.5M</text:p>
          </table:table-cell>
          <table:table-cell table:number-columns-repeated="3"/>
        </table:table-row>
        <table:table-row table:style-name="ro1">
          <table:table-cell office:value-type="string">
            <text:p>RIC</text:p>
          </table:table-cell>
          <table:table-cell office:value-type="float" office:value="-0.082154249159">
            <text:p>-0,0821542492</text:p>
          </table:table-cell>
          <table:table-cell office:value-type="float" office:value="-0.819902686218">
            <text:p>-0,8199026862</text:p>
          </table:table-cell>
          <table:table-cell office:value-type="float" office:value="10.02">
            <text:p>10,02</text:p>
          </table:table-cell>
          <table:table-cell office:value-type="date" office:date-value="2017-01-10">
            <text:p>2017-01-10</text:p>
          </table:table-cell>
          <table:table-cell office:value-type="string">
            <text:p>06:30:00</text:p>
          </table:table-cell>
          <table:table-cell office:value-type="string">
            <text:p>Richmont Mines to Transfer Listing of Common Shares to the New York Stock Exchange</text:p>
          </table:table-cell>
          <table:table-cell table:number-columns-repeated="3"/>
        </table:table-row>
        <table:table-row table:style-name="ro1">
          <table:table-cell office:value-type="string">
            <text:p>ECN</text:p>
          </table:table-cell>
          <table:table-cell office:value-type="float" office:value="-0.00117702249631">
            <text:p>-0,0011770225</text:p>
          </table:table-cell>
          <table:table-cell office:value-type="float" office:value="-0.0379684676229">
            <text:p>-0,0379684676</text:p>
          </table:table-cell>
          <table:table-cell office:value-type="float" office:value="3.1">
            <text:p>3,1</text:p>
          </table:table-cell>
          <table:table-cell office:value-type="date" office:date-value="2017-01-09">
            <text:p>2017-01-09</text:p>
          </table:table-cell>
          <table:table-cell office:value-type="string">
            <text:p>17:24:51</text:p>
          </table:table-cell>
          <table:table-cell office:value-type="string">
            <text:p>ECN Capital Appoints Chief Financial Officer</text:p>
          </table:table-cell>
          <table:table-cell table:number-columns-repeated="3"/>
        </table:table-row>
        <table:table-row table:style-name="ro1">
          <table:table-cell office:value-type="string">
            <text:p>SAP</text:p>
          </table:table-cell>
          <table:table-cell office:value-type="float" office:value="-0.260390545824">
            <text:p>-0,2603905458</text:p>
          </table:table-cell>
          <table:table-cell office:value-type="float" office:value="-0.561307504714">
            <text:p>-0,5613075047</text:p>
          </table:table-cell>
          <table:table-cell office:value-type="float" office:value="46.389999">
            <text:p>46,389999</text:p>
          </table:table-cell>
          <table:table-cell office:value-type="date" office:date-value="2017-01-09">
            <text:p>2017-01-09</text:p>
          </table:table-cell>
          <table:table-cell office:value-type="string">
            <text:p>08:26:07</text:p>
          </table:table-cell>
          <table:table-cell office:value-type="string">
            <text:p>Saputo, Inc. breached its 50 day moving average in a Bearish Manner : SAP-CA : January 9, 2017</text:p>
          </table:table-cell>
          <table:table-cell table:number-columns-repeated="3"/>
        </table:table-row>
        <table:table-row table:style-name="ro1">
          <table:table-cell office:value-type="string">
            <text:p>RKN</text:p>
          </table:table-cell>
          <table:table-cell office:value-type="float" office:value="-0.0198059437125">
            <text:p>-0,0198059437</text:p>
          </table:table-cell>
          <table:table-cell office:value-type="float" office:value="-1.26152507723">
            <text:p>-1,2615250772</text:p>
          </table:table-cell>
          <table:table-cell office:value-type="float" office:value="1.57">
            <text:p>1,57</text:p>
          </table:table-cell>
          <table:table-cell office:value-type="date" office:date-value="2017-01-09">
            <text:p>2017-01-09</text:p>
          </table:table-cell>
          <table:table-cell office:value-type="string">
            <text:p>08:15:00</text:p>
          </table:table-cell>
          <table:table-cell office:value-type="string">
            <text:p>Research Reports Initiated on Info Tech Stocks DH Corp, Redknee Solutions, MacDonald Dettwiler and Associates, and Computer Modelling Group</text:p>
          </table:table-cell>
          <table:table-cell table:number-columns-repeated="3"/>
        </table:table-row>
        <table:table-row table:style-name="ro1">
          <table:table-cell office:value-type="string">
            <text:p>BNS</text:p>
          </table:table-cell>
          <table:table-cell office:value-type="float" office:value="-0.424737207416">
            <text:p>-0,4247372074</text:p>
          </table:table-cell>
          <table:table-cell office:value-type="float" office:value="-0.554559641726">
            <text:p>-0,5545596417</text:p>
          </table:table-cell>
          <table:table-cell office:value-type="float" office:value="76.589996">
            <text:p>76,589996</text:p>
          </table:table-cell>
          <table:table-cell office:value-type="date" office:date-value="2017-01-06">
            <text:p>2017-01-06</text:p>
          </table:table-cell>
          <table:table-cell office:value-type="string">
            <text:p>16:25:10</text:p>
          </table:table-cell>
          <table:table-cell office:value-type="string">
            <text:p>Scotiabank Announces Plan to Buy Back Shares through Private Agreement</text:p>
          </table:table-cell>
          <table:table-cell table:number-columns-repeated="3"/>
        </table:table-row>
        <table:table-row table:style-name="ro1">
          <table:table-cell office:value-type="string">
            <text:p>SPB</text:p>
          </table:table-cell>
          <table:table-cell office:value-type="float" office:value="-0.0600167617025">
            <text:p>-0,0600167617</text:p>
          </table:table-cell>
          <table:table-cell office:value-type="float" office:value="-0.463808050251">
            <text:p>-0,4638080503</text:p>
          </table:table-cell>
          <table:table-cell office:value-type="float" office:value="12.94">
            <text:p>12,94</text:p>
          </table:table-cell>
          <table:table-cell office:value-type="date" office:date-value="2017-01-06">
            <text:p>2017-01-06</text:p>
          </table:table-cell>
          <table:table-cell office:value-type="string">
            <text:p>14:05:07</text:p>
          </table:table-cell>
          <table:table-cell office:value-type="string">
            <text:p>Superior Plus Announces January 2017 Cash Dividend and Upcoming Events</text:p>
          </table:table-cell>
          <table:table-cell table:number-columns-repeated="3"/>
        </table:table-row>
        <table:table-row table:style-name="ro1">
          <table:table-cell office:value-type="string">
            <text:p>DRT</text:p>
          </table:table-cell>
          <table:table-cell office:value-type="float" office:value="0.0534185122089">
            <text:p>0,0534185122</text:p>
          </table:table-cell>
          <table:table-cell office:value-type="float" office:value="0.860201484846">
            <text:p>0,8602014848</text:p>
          </table:table-cell>
          <table:table-cell office:value-type="float" office:value="6.21">
            <text:p>6,21</text:p>
          </table:table-cell>
          <table:table-cell office:value-type="date" office:date-value="2017-01-06">
            <text:p>2017-01-06</text:p>
          </table:table-cell>
          <table:table-cell office:value-type="string">
            <text:p>08:51:08</text:p>
          </table:table-cell>
          <table:table-cell office:value-type="string">
            <text:p>DIRTT Announces Normal Course Issuer Bid</text:p>
          </table:table-cell>
          <table:table-cell table:number-columns-repeated="3"/>
        </table:table-row>
        <table:table-row table:style-name="ro1">
          <table:table-cell office:value-type="string">
            <text:p>XCT</text:p>
          </table:table-cell>
          <table:table-cell office:value-type="float" office:value="-0.077581426875">
            <text:p>-0,0775814269</text:p>
          </table:table-cell>
          <table:table-cell office:value-type="float" office:value="-3.62530032126">
            <text:p>-3,6253003213</text:p>
          </table:table-cell>
          <table:table-cell office:value-type="float" office:value="2.14">
            <text:p>2,14</text:p>
          </table:table-cell>
          <table:table-cell office:value-type="date" office:date-value="2017-01-05">
            <text:p>2017-01-05</text:p>
          </table:table-cell>
          <table:table-cell office:value-type="string">
            <text:p>08:30:00</text:p>
          </table:table-cell>
          <table:table-cell office:value-type="string">
            <text:p>exactEarth to Announce Fiscal 2016 Financial Results</text:p>
          </table:table-cell>
          <table:table-cell table:number-columns-repeated="3"/>
        </table:table-row>
        <table:table-row table:style-name="ro1">
          <table:table-cell office:value-type="string">
            <text:p>APS</text:p>
          </table:table-cell>
          <table:table-cell office:value-type="float" office:value="-0.135262789866">
            <text:p>-0,1352627899</text:p>
          </table:table-cell>
          <table:table-cell office:value-type="float" office:value="-7.81865837373">
            <text:p>-7,8186583737</text:p>
          </table:table-cell>
          <table:table-cell office:value-type="float" office:value="1.73">
            <text:p>1,73</text:p>
          </table:table-cell>
          <table:table-cell office:value-type="date" office:date-value="2017-01-05">
            <text:p>2017-01-05</text:p>
          </table:table-cell>
          <table:table-cell office:value-type="string">
            <text:p>08:00:00</text:p>
          </table:table-cell>
          <table:table-cell office:value-type="string">
            <text:p>Aptose Biosciences to Present at Biotech Showcase 2017 Conference</text:p>
          </table:table-cell>
          <table:table-cell table:number-columns-repeated="3"/>
        </table:table-row>
        <table:table-row table:style-name="ro1">
          <table:table-cell office:value-type="string">
            <text:p>POW</text:p>
          </table:table-cell>
          <table:table-cell office:value-type="float" office:value="-0.115307403874">
            <text:p>-0,1153074039</text:p>
          </table:table-cell>
          <table:table-cell office:value-type="float" office:value="-0.378926729787">
            <text:p>-0,3789267298</text:p>
          </table:table-cell>
          <table:table-cell office:value-type="float" office:value="30.43">
            <text:p>30,43</text:p>
          </table:table-cell>
          <table:table-cell office:value-type="date" office:date-value="2017-01-05">
            <text:p>2017-01-05</text:p>
          </table:table-cell>
          <table:table-cell office:value-type="string">
            <text:p>07:30:00</text:p>
          </table:table-cell>
          <table:table-cell office:value-type="string">
            <text:p>Power Corporation acquires an additional 3.9% interest in China Asset Management Co., Ltd.</text:p>
          </table:table-cell>
          <table:table-cell table:number-columns-repeated="3"/>
        </table:table-row>
        <table:table-row table:style-name="ro1">
          <table:table-cell office:value-type="string">
            <text:p>XTC</text:p>
          </table:table-cell>
          <table:table-cell office:value-type="float" office:value="-0.0404252586783">
            <text:p>-0,0404252587</text:p>
          </table:table-cell>
          <table:table-cell office:value-type="float" office:value="-0.373271086595">
            <text:p>-0,3732710866</text:p>
          </table:table-cell>
          <table:table-cell office:value-type="float" office:value="10.83">
            <text:p>10,83</text:p>
          </table:table-cell>
          <table:table-cell office:value-type="date" office:date-value="2017-01-04">
            <text:p>2017-01-04</text:p>
          </table:table-cell>
          <table:table-cell office:value-type="string">
            <text:p>19:04:09</text:p>
          </table:table-cell>
          <table:table-cell office:value-type="string">
            <text:p>Exco Technologies Limited - Annual General Meeting and Announcement of First Quarter Results on February 1, 2017</text:p>
          </table:table-cell>
          <table:table-cell table:number-columns-repeated="3"/>
        </table:table-row>
        <table:table-row table:style-name="ro1">
          <table:table-cell office:value-type="string">
            <text:p>MCB</text:p>
          </table:table-cell>
          <table:table-cell office:value-type="float" office:value="-0.139870987787">
            <text:p>-0,1398709878</text:p>
          </table:table-cell>
          <table:table-cell office:value-type="float" office:value="-7.28494728058">
            <text:p>-7,2849472806</text:p>
          </table:table-cell>
          <table:table-cell office:value-type="float" office:value="1.92">
            <text:p>1,92</text:p>
          </table:table-cell>
          <table:table-cell office:value-type="date" office:date-value="2017-01-04">
            <text:p>2017-01-04</text:p>
          </table:table-cell>
          <table:table-cell office:value-type="string">
            <text:p>11:13:12</text:p>
          </table:table-cell>
          <table:table-cell office:value-type="string">
            <text:p>McCoy Global Inc. Announces Strategic Asset Acquisition of 3PS Inc.</text:p>
          </table:table-cell>
          <table:table-cell table:number-columns-repeated="3"/>
        </table:table-row>
        <table:table-row table:style-name="ro1">
          <table:table-cell office:value-type="string">
            <text:p>LB</text:p>
          </table:table-cell>
          <table:table-cell office:value-type="float" office:value="0.468496018063">
            <text:p>0,4684960181</text:p>
          </table:table-cell>
          <table:table-cell office:value-type="float" office:value="0.803457400152">
            <text:p>0,8034574002</text:p>
          </table:table-cell>
          <table:table-cell office:value-type="float" office:value="58.310001">
            <text:p>58,310001</text:p>
          </table:table-cell>
          <table:table-cell office:value-type="date" office:date-value="2017-01-04">
            <text:p>2017-01-04</text:p>
          </table:table-cell>
          <table:table-cell office:value-type="string">
            <text:p>10:00:00</text:p>
          </table:table-cell>
          <table:table-cell office:value-type="string">
            <text:p>Stéphane Therrien, Executive Vice President at Laurentian Bank, to Speak at the RBC Capital Markets Canadian Bank CEO Conference</text:p>
          </table:table-cell>
          <table:table-cell table:number-columns-repeated="3"/>
        </table:table-row>
        <table:table-row table:style-name="ro1">
          <table:table-cell office:value-type="string">
            <text:p>PNT</text:p>
          </table:table-cell>
          <table:table-cell office:value-type="float" office:value="0.0487128511898">
            <text:p>0,0487128512</text:p>
          </table:table-cell>
          <table:table-cell office:value-type="float" office:value="0.860651081091">
            <text:p>0,8606510811</text:p>
          </table:table-cell>
          <table:table-cell office:value-type="float" office:value="5.66">
            <text:p>5,66</text:p>
          </table:table-cell>
          <table:table-cell office:value-type="date" office:date-value="2017-01-04">
            <text:p>2017-01-04</text:p>
          </table:table-cell>
          <table:table-cell office:value-type="string">
            <text:p>09:26:13</text:p>
          </table:table-cell>
          <table:table-cell office:value-type="string">
            <text:p>CPI Card Group, Inc. breached its 50 day moving average in a Bullish Manner : PNT-CA : January 4, 2017</text:p>
          </table:table-cell>
          <table:table-cell table:number-columns-repeated="3"/>
        </table:table-row>
        <table:table-row table:style-name="ro1">
          <table:table-cell office:value-type="string">
            <text:p>GAS</text:p>
          </table:table-cell>
          <table:table-cell office:value-type="float" office:value="0.075648337042">
            <text:p>0,075648337</text:p>
          </table:table-cell>
          <table:table-cell office:value-type="float" office:value="0.626746785767">
            <text:p>0,6267467858</text:p>
          </table:table-cell>
          <table:table-cell office:value-type="float" office:value="12.07">
            <text:p>12,07</text:p>
          </table:table-cell>
          <table:table-cell office:value-type="date" office:date-value="2016-12-30">
            <text:p>2016-12-30</text:p>
          </table:table-cell>
          <table:table-cell office:value-type="string">
            <text:p>19:21:00</text:p>
          </table:table-cell>
          <table:table-cell office:value-type="string">
            <text:p>Auspice Capital Advisors Confirms 2016 Annual Non-Cash Distribution for GAS</text:p>
          </table:table-cell>
          <table:table-cell table:number-columns-repeated="3"/>
        </table:table-row>
        <table:table-row table:style-name="ro1">
          <table:table-cell office:value-type="string">
            <text:p>ITC</text:p>
          </table:table-cell>
          <table:table-cell office:value-type="float" office:value="0.244571787135">
            <text:p>0,2445717871</text:p>
          </table:table-cell>
          <table:table-cell office:value-type="float" office:value="11.3227679229">
            <text:p>11,3227679229</text:p>
          </table:table-cell>
          <table:table-cell office:value-type="float" office:value="2.16">
            <text:p>2,16</text:p>
          </table:table-cell>
          <table:table-cell office:value-type="date" office:date-value="2016-12-30">
            <text:p>2016-12-30</text:p>
          </table:table-cell>
          <table:table-cell office:value-type="string">
            <text:p>16:59:44</text:p>
          </table:table-cell>
          <table:table-cell office:value-type="string">
            <text:p>Intrinsyc Technologies Introduces Next Generation System on Module based on Qualcomm Snapdragon 820 Processor</text:p>
          </table:table-cell>
          <table:table-cell table:number-columns-repeated="3"/>
        </table:table-row>
        <table:table-row table:style-name="ro1">
          <table:table-cell office:value-type="string">
            <text:p>TCN</text:p>
          </table:table-cell>
          <table:table-cell office:value-type="float" office:value="0.00845094827841">
            <text:p>0,0084509483</text:p>
          </table:table-cell>
          <table:table-cell office:value-type="float" office:value="0.0903844735659">
            <text:p>0,0903844736</text:p>
          </table:table-cell>
          <table:table-cell office:value-type="float" office:value="9.35">
            <text:p>9,35</text:p>
          </table:table-cell>
          <table:table-cell office:value-type="date" office:date-value="2016-12-29">
            <text:p>2016-12-29</text:p>
          </table:table-cell>
          <table:table-cell office:value-type="string">
            <text:p>12:10:13</text:p>
          </table:table-cell>
          <table:table-cell office:value-type="string">
            <text:p>Tricon Capital Group, Inc. : TCN-CA: Dividend Analysis : December 31st, 2016 (record date) : By the numbers : December 29, 2016</text:p>
          </table:table-cell>
          <table:table-cell table:number-columns-repeated="3"/>
        </table:table-row>
        <table:table-row table:style-name="ro1">
          <table:table-cell office:value-type="string">
            <text:p>NVC</text:p>
          </table:table-cell>
          <table:table-cell office:value-type="float" office:value="-0.0940192520034">
            <text:p>-0,094019252</text:p>
          </table:table-cell>
          <table:table-cell office:value-type="float" office:value="-4.21610995531">
            <text:p>-4,2161099553</text:p>
          </table:table-cell>
          <table:table-cell office:value-type="float" office:value="2.23">
            <text:p>2,23</text:p>
          </table:table-cell>
          <table:table-cell office:value-type="date" office:date-value="2016-12-23">
            <text:p>2016-12-23</text:p>
          </table:table-cell>
          <table:table-cell office:value-type="string">
            <text:p>12:47:00</text:p>
          </table:table-cell>
          <table:table-cell office:value-type="string">
            <text:p>IIROC Trade Resumption - NVC</text:p>
          </table:table-cell>
          <table:table-cell table:number-columns-repeated="3"/>
        </table:table-row>
        <table:table-row table:style-name="ro1">
          <table:table-cell office:value-type="string">
            <text:p>RFP</text:p>
          </table:table-cell>
          <table:table-cell office:value-type="float" office:value="0.640186405746">
            <text:p>0,6401864057</text:p>
          </table:table-cell>
          <table:table-cell office:value-type="float" office:value="9.78878296247">
            <text:p>9,7887829625</text:p>
          </table:table-cell>
          <table:table-cell office:value-type="float" office:value="6.54">
            <text:p>6,54</text:p>
          </table:table-cell>
          <table:table-cell office:value-type="date" office:date-value="2016-12-23">
            <text:p>2016-12-23</text:p>
          </table:table-cell>
          <table:table-cell office:value-type="string">
            <text:p>09:40:00</text:p>
          </table:table-cell>
          <table:table-cell office:value-type="string">
            <text:p>Resolute Forest Products, Inc. – Value Analysis (TORONTO:RFP) : December 23, 2016</text:p>
          </table:table-cell>
          <table:table-cell table:number-columns-repeated="3"/>
        </table:table-row>
        <table:table-row table:style-name="ro1">
          <table:table-cell office:value-type="string">
            <text:p>BYL</text:p>
          </table:table-cell>
          <table:table-cell office:value-type="float" office:value="-0.0595181865481">
            <text:p>-0,0595181865</text:p>
          </table:table-cell>
          <table:table-cell office:value-type="float" office:value="-2.90332617308">
            <text:p>-2,9033261731</text:p>
          </table:table-cell>
          <table:table-cell office:value-type="float" office:value="2.05">
            <text:p>2,05</text:p>
          </table:table-cell>
          <table:table-cell office:value-type="date" office:date-value="2016-12-22">
            <text:p>2016-12-22</text:p>
          </table:table-cell>
          <table:table-cell office:value-type="string">
            <text:p>09:35:00</text:p>
          </table:table-cell>
          <table:table-cell office:value-type="string">
            <text:p>Baylin Technologies closes public offering of common shares</text:p>
          </table:table-cell>
          <table:table-cell table:number-columns-repeated="3"/>
        </table:table-row>
        <table:table-row table:style-name="ro1">
          <table:table-cell office:value-type="string">
            <text:p>S</text:p>
          </table:table-cell>
          <table:table-cell office:value-type="float" office:value="0.0283668185856">
            <text:p>0,0283668186</text:p>
          </table:table-cell>
          <table:table-cell office:value-type="float" office:value="1.9038133279">
            <text:p>1,9038133279</text:p>
          </table:table-cell>
          <table:table-cell office:value-type="float" office:value="1.49">
            <text:p>1,49</text:p>
          </table:table-cell>
          <table:table-cell office:value-type="date" office:date-value="2016-12-15">
            <text:p>2016-12-15</text:p>
          </table:table-cell>
          <table:table-cell office:value-type="string">
            <text:p>12:00:03</text:p>
          </table:table-cell>
          <table:table-cell office:value-type="string">
            <text:p>Sherritt Announces Appointment of Andrew Snowden as Chief Financial Officer</text:p>
          </table:table-cell>
          <table:table-cell table:number-columns-repeated="3"/>
        </table:table-row>
        <table:table-row table:style-name="ro1">
          <table:table-cell office:value-type="string">
            <text:p>SMT</text:p>
          </table:table-cell>
          <table:table-cell office:value-type="float" office:value="-0.12674798224">
            <text:p>-0,1267479822</text:p>
          </table:table-cell>
          <table:table-cell office:value-type="float" office:value="-6.18282840193">
            <text:p>-6,1828284019</text:p>
          </table:table-cell>
          <table:table-cell office:value-type="float" office:value="2.05">
            <text:p>2,05</text:p>
          </table:table-cell>
          <table:table-cell office:value-type="date" office:date-value="2016-12-09">
            <text:p>2016-12-09</text:p>
          </table:table-cell>
          <table:table-cell office:value-type="string">
            <text:p>08:14:25</text:p>
          </table:table-cell>
          <table:table-cell office:value-type="string">
            <text:p>Sierra Metals, Inc. :SMT-CA: Earnings Analysis: Q3, 2016 By the Numbers : December 9, 2016</text:p>
          </table:table-cell>
          <table:table-cell table:number-columns-repeated="3"/>
        </table:table-row>
        <table:table-row table:style-name="ro1">
          <table:table-cell office:value-type="string">
            <text:p>TR</text:p>
          </table:table-cell>
          <table:table-cell office:value-type="float" office:value="-0.373792405758">
            <text:p>-0,3737924058</text:p>
          </table:table-cell>
          <table:table-cell office:value-type="float" office:value="-4.19991467144">
            <text:p>-4,1999146714</text:p>
          </table:table-cell>
          <table:table-cell office:value-type="float" office:value="8.9">
            <text:p>8,9</text:p>
          </table:table-cell>
          <table:table-cell office:value-type="date" office:date-value="2016-12-05">
            <text:p>2016-12-05</text:p>
          </table:table-cell>
          <table:table-cell office:value-type="string">
            <text:p>11:40:21</text:p>
          </table:table-cell>
          <table:table-cell office:value-type="string">
            <text:p>Trillium Therapeutics, Inc. :TR-CA: Earnings Analysis: Q3, 2016 By the Numbers : December 5, 2016</text:p>
          </table:table-cell>
          <table:table-cell table:number-columns-repeated="3"/>
        </table:table-row>
        <table:table-row table:style-name="ro1">
          <table:table-cell office:value-type="string">
            <text:p>VFF</text:p>
          </table:table-cell>
          <table:table-cell office:value-type="float" office:value="-0.0482823782875">
            <text:p>-0,0482823783</text:p>
          </table:table-cell>
          <table:table-cell office:value-type="float" office:value="-3.57647246574">
            <text:p>-3,5764724657</text:p>
          </table:table-cell>
          <table:table-cell office:value-type="float" office:value="1.35">
            <text:p>1,35</text:p>
          </table:table-cell>
          <table:table-cell office:value-type="date" office:date-value="2016-11-30">
            <text:p>2016-11-30</text:p>
          </table:table-cell>
          <table:table-cell office:value-type="string">
            <text:p>10:04:33</text:p>
          </table:table-cell>
          <table:table-cell office:value-type="string">
            <text:p>Village Farms International, Inc. :VFF-CA: Earnings Analysis: Q3, 2016 By the Numbers : November 30, 2016</text:p>
          </table:table-cell>
          <table:table-cell table:number-columns-repeated="3"/>
        </table:table-row>
        <table:table-row table:style-name="ro1">
          <table:table-cell office:value-type="string">
            <text:p>GEO</text:p>
          </table:table-cell>
          <table:table-cell office:value-type="float" office:value="-0.0526712807456">
            <text:p>-0,0526712807</text:p>
          </table:table-cell>
          <table:table-cell office:value-type="float" office:value="-2.10685122982">
            <text:p>-2,1068512298</text:p>
          </table:table-cell>
          <table:table-cell office:value-type="float" office:value="2.5">
            <text:p>2,5</text:p>
          </table:table-cell>
          <table:table-cell office:value-type="date" office:date-value="2016-11-29">
            <text:p>2016-11-29</text:p>
          </table:table-cell>
          <table:table-cell office:value-type="string">
            <text:p>10:12:58</text:p>
          </table:table-cell>
          <table:table-cell office:value-type="string">
            <text:p>Geodrill Ltd. :GEO-CA: Earnings Analysis: Q3, 2016 By the Numbers : November 29, 2016</text:p>
          </table:table-cell>
          <table:table-cell table:number-columns-repeated="3"/>
        </table:table-row>
        <table:table-row table:style-name="ro1">
          <table:table-cell office:value-type="string">
            <text:p>TMB</text:p>
          </table:table-cell>
          <table:table-cell office:value-type="float" office:value="0.0288613786433">
            <text:p>0,0288613786</text:p>
          </table:table-cell>
          <table:table-cell office:value-type="float" office:value="1.81518104675">
            <text:p>1,8151810468</text:p>
          </table:table-cell>
          <table:table-cell office:value-type="float" office:value="1.59">
            <text:p>1,59</text:p>
          </table:table-cell>
          <table:table-cell office:value-type="date" office:date-value="2016-11-28">
            <text:p>2016-11-28</text:p>
          </table:table-cell>
          <table:table-cell office:value-type="string">
            <text:p>11:02:58</text:p>
          </table:table-cell>
          <table:table-cell office:value-type="string">
            <text:p>Tembec, Inc. :TMB-CA: Earnings Analysis: Q4, 2016 By the Numbers : November 28, 2016</text:p>
          </table:table-cell>
          <table:table-cell table:number-columns-repeated="3"/>
        </table:table-row>
        <table:table-row table:style-name="ro1">
          <table:table-cell office:value-type="string">
            <text:p>EOX</text:p>
          </table:table-cell>
          <table:table-cell office:value-type="float" office:value="-0.150034471193">
            <text:p>-0,1500344712</text:p>
          </table:table-cell>
          <table:table-cell office:value-type="float" office:value="-20.5526672867">
            <text:p>-20,5526672867</text:p>
          </table:table-cell>
          <table:table-cell office:value-type="float" office:value="0.73">
            <text:p>0,73</text:p>
          </table:table-cell>
          <table:table-cell office:value-type="date" office:date-value="2016-11-14">
            <text:p>2016-11-14</text:p>
          </table:table-cell>
          <table:table-cell office:value-type="string">
            <text:p>17:46:00</text:p>
          </table:table-cell>
          <table:table-cell office:value-type="string">
            <text:p>Euromax Files Preliminary Short Form Prospectus</text:p>
          </table:table-cell>
          <table:table-cell table:number-columns-repeated="3"/>
        </table:table-row>
        <table:table-row table:style-name="ro1">
          <table:table-cell office:value-type="string">
            <text:p>YCM</text:p>
          </table:table-cell>
          <table:table-cell office:value-type="float" office:value="-0.00612832975909">
            <text:p>-0,0061283298</text:p>
          </table:table-cell>
          <table:table-cell office:value-type="float" office:value="-0.612832975909">
            <text:p>-0,6128329759</text:p>
          </table:table-cell>
          <table:table-cell office:value-type="float" office:value="1">
            <text:p>1</text:p>
          </table:table-cell>
          <table:table-cell office:value-type="date" office:date-value="2016-10-19">
            <text:p>2016-10-19</text:p>
          </table:table-cell>
          <table:table-cell office:value-type="string">
            <text:p>09:00:00</text:p>
          </table:table-cell>
          <table:table-cell office:value-type="string">
            <text:p>Commerce Split: Monthly Dividend Declared for Class I and Class II Preferred Shares</text:p>
          </table:table-cell>
          <table:table-cell table:number-columns-repeated="3"/>
        </table:table-row>
        <table:table-row table:style-name="ro1">
          <table:table-cell office:value-type="string">
            <text:p>GCL</text:p>
          </table:table-cell>
          <table:table-cell office:value-type="float" office:value="-0.154590539606">
            <text:p>-0,1545905396</text:p>
          </table:table-cell>
          <table:table-cell office:value-type="float" office:value="-17.3697235513">
            <text:p>-17,3697235513</text:p>
          </table:table-cell>
          <table:table-cell office:value-type="float" office:value="0.89">
            <text:p>0,89</text:p>
          </table:table-cell>
          <table:table-cell office:value-type="date" office:date-value="2016-10-13">
            <text:p>2016-10-13</text:p>
          </table:table-cell>
          <table:table-cell office:value-type="string">
            <text:p>16:37:00</text:p>
          </table:table-cell>
          <table:table-cell office:value-type="string">
            <text:p>The Article 6 Marital Trust Created Under The Jerry Zucker Revocable Trust and Z-Holdings North ULC Purchase Shares of Colabor Group Inc.</text:p>
          </table:table-cell>
          <table:table-cell table:number-columns-repeated="3"/>
        </table:table-row>
        <table:table-row table:style-name="ro1">
          <table:table-cell office:value-type="string">
            <text:p>FTU</text:p>
          </table:table-cell>
          <table:table-cell office:value-type="float" office:value="0.0347705604216">
            <text:p>0,0347705604</text:p>
          </table:table-cell>
          <table:table-cell office:value-type="float" office:value="12.4180572934">
            <text:p>12,4180572934</text:p>
          </table:table-cell>
          <table:table-cell office:value-type="float" office:value="0.28">
            <text:p>0,28</text:p>
          </table:table-cell>
          <table:table-cell office:value-type="date" office:date-value="2016-07-28">
            <text:p>2016-07-28</text:p>
          </table:table-cell>
          <table:table-cell office:value-type="string">
            <text:p>16:24:32</text:p>
          </table:table-cell>
          <table:table-cell office:value-type="string">
            <text:p>US Financial 15 Split Corp.: Financial Results to May 31, 2016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G51">
          <table:sort>
            <table:sort-by table:field-number="4" table:order="descending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e68ba2-a744ebf-1f241b7-c506db1-7d53735</meta:generator>
    <meta:document-statistic meta:table-count="1" meta:cell-count="378" meta:object-count="0"/>
  </office:meta>
</office:document-meta>
</file>